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handas" svg:font-family="Chandas" style:font-pitch="variable"/>
    <style:font-face style:name="DejaVu Sans" svg:font-family="'DejaVu Sans'"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eb25" officeooo:paragraph-rsid="0003eb25"/>
    </style:style>
    <style:style style:name="P2" style:family="paragraph" style:parent-style-name="Standard">
      <style:text-properties style:font-name="DejaVu Sans" fo:font-size="12pt" officeooo:rsid="0003eb25" officeooo:paragraph-rsid="0003eb25" style:font-size-asian="12pt" style:font-size-complex="12pt"/>
    </style:style>
    <style:style style:name="P3" style:family="paragraph" style:parent-style-name="Standard">
      <loext:graphic-properties draw:fill="none"/>
      <style:paragraph-properties fo:margin-left="0.5in" fo:margin-right="0in" fo:text-indent="0in" style:auto-text-indent="false" fo:background-color="transparent"/>
      <style:text-properties style:font-name="DejaVu Sans" fo:font-size="12pt" officeooo:rsid="0003eb25" officeooo:paragraph-rsid="0003eb25" style:font-size-asian="12pt" style:font-size-complex="12pt"/>
    </style:style>
    <style:style style:name="P4" style:family="paragraph" style:parent-style-name="Standard">
      <style:text-properties style:font-name="DejaVu Sans" fo:font-size="12pt" officeooo:paragraph-rsid="000677ab" style:font-size-asian="12pt" style:font-size-complex="12pt"/>
    </style:style>
    <style:style style:name="P5" style:family="paragraph" style:parent-style-name="Standard">
      <style:text-properties style:font-name="DejaVu Sans" fo:font-size="12pt" officeooo:rsid="000a3b7f" officeooo:paragraph-rsid="000a3b7f" style:font-size-asian="12pt" style:font-size-complex="12pt"/>
    </style:style>
    <style:style style:name="P6" style:family="paragraph" style:parent-style-name="Standard">
      <style:text-properties style:font-name="DejaVu Sans" fo:font-size="12pt" officeooo:rsid="000a3b7f" officeooo:paragraph-rsid="000ba8bb" style:font-size-asian="12pt" style:font-size-complex="12pt"/>
    </style:style>
    <style:style style:name="P7" style:family="paragraph" style:parent-style-name="Standard">
      <style:text-properties style:font-name="DejaVu Sans" fo:font-size="12pt" officeooo:rsid="000ff6a7" officeooo:paragraph-rsid="000ff6a7" style:font-size-asian="12pt" style:font-size-complex="12pt"/>
    </style:style>
    <style:style style:name="P8"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variant="normal" fo:text-transform="none" fo:color="#000000" loext:opacity="100%" style:text-line-through-style="none" style:text-line-through-type="none" style:font-name="DejaVu Sans" fo:font-size="12pt" fo:font-style="normal" style:text-underline-style="none" fo:font-weight="normal" officeooo:rsid="0003eb25" officeooo:paragraph-rsid="0003eb25" style:text-blinking="false" fo:background-color="transparent" style:font-size-asian="12pt" style:font-size-complex="12pt"/>
    </style:style>
    <style:style style:name="P9" style:family="paragraph" style:parent-style-name="Standard">
      <loext:graphic-properties draw:fill="none"/>
      <style:paragraph-properties fo:margin-left="0.5in" fo:margin-right="0in" fo:text-indent="0in" style:auto-text-indent="false" fo:background-color="transparent"/>
      <style:text-properties fo:font-variant="normal" fo:text-transform="none" fo:color="#000000" loext:opacity="100%" style:text-line-through-style="none" style:text-line-through-type="none" style:font-name="DejaVu Sans" fo:font-size="12pt" fo:font-style="normal" style:text-underline-style="none" fo:font-weight="normal" officeooo:rsid="0003eb25" officeooo:paragraph-rsid="0003eb25" style:text-blinking="false" fo:background-color="transparent" style:font-size-asian="12pt" style:font-size-complex="12pt"/>
    </style:style>
    <style:style style:name="P10" style:family="paragraph" style:parent-style-name="Text_20_body">
      <loext:graphic-properties draw:fill="none"/>
      <style:paragraph-properties fo:margin-left="0.5in" fo:margin-right="0in" fo:text-indent="0in" style:auto-text-indent="false" fo:background-color="transparent"/>
      <style:text-properties fo:font-variant="normal" fo:text-transform="none" fo:color="#000000" loext:opacity="100%" style:text-line-through-style="none" style:text-line-through-type="none" style:font-name="DejaVu Sans" fo:font-size="12pt" fo:font-style="normal" style:text-underline-style="none" fo:font-weight="normal" officeooo:rsid="0003eb25" officeooo:paragraph-rsid="0003eb25" style:text-blinking="false" fo:background-color="transparent" style:font-size-asian="12pt" style:font-size-complex="12pt"/>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12" style:family="paragraph" style:parent-style-name="Text_20_body" style:list-style-name="L2" style:master-page-name="">
      <loext:graphic-properties draw:fill="none" draw:fill-color="#ffffff"/>
      <style:paragraph-properties fo:margin-left="0.5in" fo:margin-right="0in" fo:margin-top="0in" fo:margin-bottom="0in" style:contextual-spacing="false" fo:line-height="138%" fo:text-indent="0in" style:auto-text-indent="false" style:page-number="auto"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13" style:family="paragraph" style:parent-style-name="Text_20_body" style:list-style-name="L2">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14" style:family="paragraph" style:parent-style-name="Text_20_body" style:list-style-name="L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15"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16"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17"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18" style:family="paragraph" style:parent-style-name="Text_20_body" style:list-style-name="L7">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19" style:family="paragraph" style:parent-style-name="Text_20_body" style:list-style-name="L1" style:master-page-name="">
      <loext:graphic-properties draw:fill="none" draw:fill-color="#ffffff"/>
      <style:paragraph-properties fo:margin-left="0.5in" fo:margin-right="0in" fo:margin-top="0in" fo:margin-bottom="0in" style:contextual-spacing="false" fo:line-height="138%" fo:text-indent="0in" style:auto-text-indent="false" style:page-number="auto"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0"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1"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2"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3" style:family="paragraph" style:parent-style-name="Text_20_body" style:list-style-name="L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4" style:family="paragraph" style:parent-style-name="Text_20_body">
      <loext:graphic-properties draw:fill="none"/>
      <style:paragraph-properties fo:margin-left="0.5in" fo:margin-right="0in" fo:text-indent="0in" style:auto-text-indent="false" fo:background-color="transparent"/>
      <style:text-properties fo:font-variant="normal" fo:text-transform="none" fo:color="#000000" loext:opacity="100%" style:text-line-through-style="none" style:text-line-through-type="none" style:font-name="DejaVu Sans" fo:font-size="12pt" fo:font-style="normal" style:text-underline-style="solid" style:text-underline-width="auto" style:text-underline-color="font-color" fo:font-weight="normal" officeooo:rsid="0003eb25" officeooo:paragraph-rsid="0003eb25" style:text-blinking="false" fo:background-color="transparent" style:font-size-asian="12pt" style:font-size-complex="12pt"/>
    </style:style>
    <style:style style:name="P25" style:family="paragraph" style:parent-style-name="Text_20_body">
      <style:text-properties fo:font-variant="normal" fo:text-transform="none" fo:color="#000000" loext:opacity="100%" style:font-name="DejaVu Sans" fo:font-size="12pt" fo:font-style="normal" style:text-underline-style="solid" style:text-underline-width="auto" style:text-underline-color="font-color" fo:font-weight="normal" officeooo:rsid="0003eb25" officeooo:paragraph-rsid="0003eb25" fo:background-color="transparent" style:font-size-asian="12pt" style:font-size-complex="12pt"/>
    </style:style>
    <style:style style:name="P26" style:family="paragraph" style:parent-style-name="Text_20_body">
      <style:paragraph-properties fo:margin-top="0in" fo:margin-bottom="0in" style:contextual-spacing="false" fo:line-height="138%" style:writing-mode="lr-tb"/>
      <style:text-properties fo:font-variant="normal" fo:text-transform="none" fo:color="#000000" loext:opacity="100%" style:font-name="DejaVu Sans" fo:font-size="12pt" fo:font-style="normal" style:text-underline-style="solid" style:text-underline-width="auto" style:text-underline-color="font-color" fo:font-weight="normal" fo:background-color="transparent" style:font-size-asian="12pt" style:font-size-complex="12pt"/>
    </style:style>
    <style:style style:name="P27" style:family="paragraph" style:parent-style-name="Text_20_body" style:list-style-name="L1">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style:font-name="DejaVu Sans" fo:font-size="12pt" officeooo:paragraph-rsid="0008fff4" style:font-size-asian="12pt" style:font-size-complex="12pt"/>
    </style:style>
    <style:style style:name="P28" style:family="paragraph" style:parent-style-name="Text_20_body">
      <style:paragraph-properties fo:margin-left="0.5in" fo:margin-right="0in" fo:margin-top="0in" fo:margin-bottom="0in" style:contextual-spacing="false" fo:line-height="138%" fo:text-indent="0in" style:auto-text-indent="false" style:writing-mode="lr-tb"/>
      <style:text-properties style:font-name="DejaVu Sans" fo:font-size="12pt" style:font-size-asian="12pt" style:font-size-complex="12pt"/>
    </style:style>
    <style:style style:name="P29" style:family="paragraph" style:parent-style-name="Text_20_body">
      <style:text-properties style:font-name="DejaVu Sans" fo:font-size="12pt" style:font-size-asian="12pt" style:font-size-complex="12pt"/>
    </style:style>
    <style:style style:name="T1" style:family="text">
      <style:text-properties officeooo:rsid="0003eb25"/>
    </style:style>
    <style:style style:name="T2" style:family="text">
      <style:text-properties officeooo:rsid="0004d5ca"/>
    </style:style>
    <style:style style:name="T3" style:family="text">
      <style:text-properties officeooo:rsid="000677ab"/>
    </style:style>
    <style:style style:name="T4" style:family="text">
      <style:text-properties fo:font-variant="normal" fo:text-transform="none" fo:color="#9900ff" loext:opacity="1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bold" officeooo:rsid="0008fff4"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16" style:family="text">
      <style:text-properties style:text-underline-style="solid" style:text-underline-width="auto" style:text-underline-color="font-color"/>
    </style:style>
    <style:style style:name="T17" style:family="text">
      <style:text-properties fo:font-weight="normal" fo:background-color="transparent" loext:char-shading-value="0"/>
    </style:style>
    <style:style style:name="T18" style:family="text">
      <style:text-properties fo:background-color="transparent" loext:char-shading-value="0"/>
    </style:style>
    <style:style style:name="T19" style:family="text">
      <style:text-properties fo:font-weight="bold" fo:background-color="transparent" loext:char-shading-value="0"/>
    </style:style>
    <style:style style:name="T20" style:family="text">
      <style:text-properties fo:font-style="italic" fo:background-color="transparent" loext:char-shading-value="0"/>
    </style:style>
    <style:style style:name="T21" style:family="text">
      <style:text-properties fo:font-style="italic" fo:font-weight="normal" fo:background-color="transparent" loext:char-shading-value="0"/>
    </style:style>
    <style:style style:name="T22" style:family="text">
      <style:text-properties style:font-name="DejaVu Sans"/>
    </style:style>
    <style:style style:name="T23" style:family="text">
      <style:text-properties style:font-name="DejaVu Sans" fo:font-size="13pt" style:font-size-asian="13pt" style:font-size-complex="13pt"/>
    </style:style>
    <style:style style:name="T24" style:family="text">
      <style:text-properties style:font-name="DejaVu Sans" fo:font-size="13pt" officeooo:rsid="0004d5ca" style:font-size-asian="13pt" style:font-size-complex="13pt"/>
    </style:style>
    <style:style style:name="T25" style:family="text">
      <style:text-properties style:font-name="DejaVu Sans" officeooo:rsid="0004d5ca"/>
    </style:style>
    <style:style style:name="T26" style:family="text">
      <style:text-properties style:font-name="DejaVu Sans" fo:font-size="12pt" style:font-size-asian="12pt" style:font-size-complex="12pt"/>
    </style:style>
    <style:style style:name="T27" style:family="text">
      <style:text-properties style:font-name="DejaVu Sans" fo:font-size="12pt" officeooo:rsid="0004d5ca"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racter Instructions</text:p>
      <text:p text:style-name="P2"/>
      <text:p text:style-name="P2">Race: <text:span text:style-name="T2">Demon</text:span></text:p>
      <text:p text:style-name="P2"><text:tab/><text:span text:style-name="T2">+2 Charisma</text:span></text:p>
      <text:p text:style-name="P2"><text:tab/>-<text:span text:style-name="T2">1 Strength</text:span></text:p>
      <text:p text:style-name="P1"><text:span text:style-name="T26"><text:tab/></text:span><text:span text:style-name="Strong_20_Emphasis"><text:span text:style-name="T27">Radiance Weakness</text:span></text:span></text:p>
      <text:p text:style-name="P2"><text:tab/>Base HP: <text:span text:style-name="T2">6 </text:span><text:span text:style-name="T3">+ (4)</text:span></text:p>
      <text:p text:style-name="P2"><text:tab/></text:p>
      <text:p text:style-name="P4"><text:span text:style-name="T1">Class: </text:span><text:span text:style-name="T3">Sorcery</text:span><text:span text:style-name="T2"> (</text:span><text:bookmark text:name="docs-internal-guid-24034c65-7fff-70cd-9173-9b070fbd2b4a"/><text:span text:style-name="T4">Chaos</text:span><text:span text:style-name="T2">)</text:span></text:p>
      <text:p text:style-name="P8"><text:bookmark text:name="docs-internal-guid-30106e69-7fff-d462-fe48-963fa7a207d9"/>Sorcery gives you special abilities as you get stronger, and a few distinct advantages right off the bat. When gaining a new sorcerer’s ability, you may only choose from your selected sorcery (unless Ascend is chosen at level 10)</text:p>
      <text:p text:style-name="P9"/>
      <text:p text:style-name="P9"><text:bookmark text:name="docs-internal-guid-ed562e2d-7fff-4058-f081-abea7e072d5c"/>The Chaos Sorcerer plays with the past, and is able to frustrate enemies and allies alike. They can grant powerful assistance to the party in times of need, but suffer from random damage debuffs.</text:p>
      <text:p text:style-name="P9"/>
      <text:p text:style-name="P10"><text:bookmark text:name="docs-internal-guid-fd767451-7fff-99dd-1110-3fb69ed5dc3a"/><text:span text:style-name="T16">Sorcery Traits</text:span>:</text:p>
      <text:list xml:id="list3882780595" text:style-name="L1">
        <text:list-item>
          <text:p text:style-name="P19"><text:span text:style-name="T18">Chaotic Struggle: </text:span><text:span text:style-name="T17">Any damage you deal to Lawful enemies is increased by 50%. Any damage you deal to Angels, Monks of the Lawful Order, or Androids is increased by 100%.</text:span></text:p>
        </text:list-item>
        <text:list-item>
          <text:p text:style-name="P27"><text:span text:style-name="T9">Rule Breaker</text:span><text:span text:style-name="T11">: Regardless of your actions within the campaign, you will be considered a Chaotic creature for the rest of the game by everyone you encounter, including the gods. Your Deception modifier is permanently increased by 2. </text:span><text:span text:style-name="T12">Samurais CANNOT use Rule Breaker, no matter who grants it to them</text:span><text:span text:style-name="T11">. </text:span></text:p>
        </text:list-item>
        <text:list-item>
          <text:p text:style-name="P27"><text:span text:style-name="T10">A</text:span><text:span text:style-name="T9">nnoyance: </text:span><text:span text:style-name="T11">Once per long rest, become able to ask for an insight into what will frustrate one NPC of your choosing the most. Gain +3 on rolls pertaining to that action. </text:span></text:p>
        </text:list-item>
      </text:list>
      <text:p text:style-name="P9"/>
      <text:p text:style-name="P10"><text:bookmark text:name="docs-internal-guid-7397ad51-7fff-0dd4-e90b-a933c7932360"/>1d6 is your hit dice.</text:p>
      <text:p text:style-name="P11"><text:tab/>Spells are cast using WIS + PROF (Wisdom modifier + Proficiency modifier).</text:p>
      <text:p text:style-name="P11"><text:tab/>Spell Save DC: 8 + WIS + PROF</text:p>
      <text:p text:style-name="P11"><text:tab/>In addition, you gain 1 crafting skill.</text:p>
      <text:p text:style-name="P9"/>
      <text:p text:style-name="P24">Level abilities:</text:p>
      <text:list xml:id="list212606290" text:style-name="L2">
        <text:list-item>
          <text:p text:style-name="P12">Pick one generic spell, one sorcerer spell, and one sorcery (look in subclasses). You begin the game with three level one spell slots. All three reset on every long rest.</text:p>
        </text:list-item>
        <text:list-item>
          <text:p text:style-name="P13"><text:soft-page-break/>Add one generic spell and one sorcerer spell to your spell list. Roll 1d6 and add to your health.</text:p>
        </text:list-item>
        <text:list-item>
          <text:p text:style-name="P13">Add one sorcery and 1d6 health. Add one level one spell slot (Total: 4).</text:p>
        </text:list-item>
        <text:list-item>
          <text:p text:style-name="P13">Gain Recast Recharge and add 1d6 health.</text:p>
        </text:list-item>
        <text:list-item>
          <text:p text:style-name="P13">You are now able to learn level two spells. Add +1 WIS and +1 of Any, as well as one level two spell slot. (Total: 4,1). </text:p>
        </text:list-item>
        <text:list-item>
          <text:p text:style-name="P13">Add one generic spell, one sorcerer spell, and 1d6 health.</text:p>
        </text:list-item>
        <text:list-item>
          <text:p text:style-name="P13">Add one sorcery, one level two spell slot, and 1d6 health (Total: 4, 2).</text:p>
        </text:list-item>
        <text:list-item>
          <text:p text:style-name="P13">Add one sorcerer trait and 1d6 health.</text:p>
        </text:list-item>
        <text:list-item>
          <text:p text:style-name="P13"><text:s/>Add +1 of Any.</text:p>
        </text:list-item>
        <text:list-item>
          <text:p text:style-name="P13"><text:s/>Become an Arch sorcerer: Evolve, Mutate, or Ascend.</text:p>
        </text:list-item>
        <text:list-item>
          <text:p text:style-name="P13"><text:s/>You are now able to learn level three spells. Add two generic spells, one level three spell slot, and 1d6 health. (Total: 4, 2, 1)</text:p>
        </text:list-item>
        <text:list-item>
          <text:p text:style-name="P13"><text:s/>Add one sorcerer spell and 1d6 health </text:p>
        </text:list-item>
        <text:list-item>
          <text:p text:style-name="P13"><text:s/>Add one sorcery.</text:p>
        </text:list-item>
        <text:list-item>
          <text:p text:style-name="P13"><text:s/>Add +1 of Any, 1d6 health, and one level two spell slot. (Total: 4, 3, 1)</text:p>
        </text:list-item>
        <text:list-item>
          <text:p text:style-name="P13"><text:s/>Add one sorcerer trait, one level three spell slot, and 1d6 health (Total: 4, 3, 2).</text:p>
        </text:list-item>
        <text:list-item>
          <text:p text:style-name="P13"><text:s/>You are now able to learn level four spells. Add one level four spell slot. (Total: 4, 3, 2, 1).</text:p>
        </text:list-item>
        <text:list-item>
          <text:p text:style-name="P13"><text:s/>Add one generic spell and 1d6 health.</text:p>
        </text:list-item>
        <text:list-item>
          <text:p text:style-name="P13"><text:s/>Add one sorcerer spell and 1d6 health.</text:p>
        </text:list-item>
        <text:list-item>
          <text:p text:style-name="P13"><text:s/>Add one sorcery and 1d6 health. Become a Transcendent Arch sorcerer.</text:p>
        </text:list-item>
        <text:list-item>
          <text:p text:style-name="P13"><text:s/>Multi-class</text:p>
        </text:list-item>
      </text:list>
      <text:p text:style-name="P3"/>
      <text:p text:style-name="P25"><text:bookmark text:name="docs-internal-guid-cd54fc5d-7fff-a70b-ebe5-cd2c10e10b4f"/>Level 1 Sorceries:</text:p>
      <text:list xml:id="list2985703950" text:style-name="L3">
        <text:list-item>
          <text:p text:style-name="P15"><text:span text:style-name="T19">Reversion</text:span><text:span text:style-name="T18">: Move all people within a 20-foot radius to the location they were in the previous turn. This location can be more than 20 feet away from the Chaos Sorcerer. </text:span><text:span text:style-name="T20">You cannot send allies or enemies back to Hell or Heaven with this move</text:span><text:span text:style-name="T18">. </text:span></text:p>
        </text:list-item>
        <text:list-item>
          <text:p text:style-name="P20"><text:span text:style-name="T18">Vitality Drain</text:span><text:span text:style-name="T17">: Pick an enemy within thirty feet to make a constitution saving throw. On failure, decrease an enemy’s maximum health by the amount of damage they took last turn from one of your allies (you get to </text:span><text:soft-page-break/><text:span text:style-name="T17">pick). Until combat is over, they stick with that maximum health and cannot be healed above it.</text:span></text:p>
        </text:list-item>
        <text:list-item>
          <text:p text:style-name="P20"><text:span text:style-name="T18">Randomness: </text:span><text:span text:style-name="T17">Roll to hit. On hit,</text:span><text:span text:style-name="T18"> </text:span><text:span text:style-name="T17">Deal 1d10 of a random type of damage to one enemy in a thirty-foot radius.</text:span></text:p>
        </text:list-item>
      </text:list>
      <text:p text:style-name="P29"/>
      <text:p text:style-name="P26">Level 2 Sorceries (5+):</text:p>
      <text:list xml:id="list424017225" text:style-name="L4">
        <text:list-item>
          <text:p text:style-name="P16"><text:span text:style-name="T19">Retroactive Omen: </text:span><text:span text:style-name="T18">Learn what type of damage an enemy is vulnerable to. The last three attacks from your allies were now of that damage type. Adjust the enemy’s health accordingly. </text:span></text:p>
        </text:list-item>
        <text:list-item>
          <text:p text:style-name="P21"><text:span text:style-name="T18">Return: </text:span><text:span text:style-name="T17">Teleport the party to a place you have been some time in the past three campaign sessions. Once there, you must deal with the consequences/current situation. </text:span><text:span text:style-name="T21">Return is not reversible. </text:span></text:p>
        </text:list-item>
        <text:list-item>
          <text:p text:style-name="P21"><text:span text:style-name="T18">Confuse: </text:span><text:span text:style-name="T17">Force an enemy within 50 feet to make a constitution saving throw. On failure, deal 1d8 damage to them for three turns. For those three turns, they are confused, and target a random ally instead of low health/weak/close allies. </text:span></text:p>
        </text:list-item>
      </text:list>
      <text:p text:style-name="P29"/>
      <text:p text:style-name="P26">Level 3 Sorceries (11+):</text:p>
      <text:list xml:id="list1364554807" text:style-name="L5">
        <text:list-item>
          <text:p text:style-name="P17"><text:span text:style-name="T19">Soul Drain</text:span><text:span text:style-name="T18">: Roll to hit an enemy within 50 feet. On hit, all the damage an enemy has previously taken increases by 50%. Ex: if they have taken 10 damage, they take an extra 5 damage. </text:span><text:span text:style-name="T20">This spell works off of their current percentage of health, not total damage taken; healing is a good counter to Soul Drain. </text:span></text:p>
        </text:list-item>
        <text:list-item>
          <text:p text:style-name="P22"><text:span text:style-name="T18">Oops</text:span><text:span text:style-name="T17">: Change the race of either you or a consenting ally. This effect does not wear off (unlike the Chameleon Generic Spell). Contrary to most other Chaos spells, you can pick the result.</text:span></text:p>
        </text:list-item>
      </text:list>
      <text:p text:style-name="P29"/>
      <text:p text:style-name="P26">Level 4 Sorceries (16+):</text:p>
      <text:list xml:id="list3882497477" text:style-name="L6">
        <text:list-item>
          <text:p text:style-name="P23"><text:span text:style-name="T18">Back to the Future: </text:span><text:span text:style-name="T17">Permanently alter some aspect of the past. You must work with the DM to decide how powerful this spell is, but you may change the circumstances of your present to include</text:span></text:p>
          <text:list>
            <text:list-item>
              <text:p text:style-name="P14">A revived ally.</text:p>
            </text:list-item>
            <text:list-item>
              <text:p text:style-name="P14">The death of an enemy that you reasonably could have defeated in combat.</text:p>
            </text:list-item>
            <text:list-item>
              <text:p text:style-name="P14"><text:soft-page-break/>The prevention of some minor mistake that you made.</text:p>
            </text:list-item>
          </text:list>
        </text:list-item>
      </text:list>
      <text:p text:style-name="P28"><text:span text:style-name="T11">Back to the Future has two charges. Once both charges are expended, you </text:span><text:span text:style-name="T12">must visit the Chaos Isles to regain them. This is non-negotiable. </text:span></text:p>
      <text:list xml:id="list1544556501" text:style-name="L7">
        <text:list-item>
          <text:p text:style-name="P18"><text:span text:style-name="T19">Variety! : </text:span><text:span text:style-name="T18">Roll to hit an enemy within 100 feet. On hit, deal 12d10 damage- 1d10 of each of the twelve types of damage. </text:span></text:p>
        </text:list-item>
      </text:list>
      <text:p text:style-name="P2"/>
      <text:p text:style-name="P5">Active Powers</text:p>
      <text:p text:style-name="P2"/>
      <text:p text:style-name="P5">Learned Generic Spells</text:p>
      <text:p text:style-name="P5"/>
      <text:p text:style-name="P5"><text:bookmark text:name="docs-internal-guid-0a2ecfaa-7fff-43f0-4802-f9dc3f55c270"/><text:span text:style-name="T7">Aura Blast: </text:span><text:span text:style-name="T8">Deal 1d10 energy damage to a single creature using a ray, orb, or shockwave. Once one creature is damaged, the aura blast dissipates. </text:span></text:p>
      <text:p text:style-name="P5"/>
      <text:p text:style-name="P6"><text:bookmark text:name="docs-internal-guid-d4d3f393-7fff-8222-355b-2b8c0a78dd89"/><text:span text:style-name="T7">Telekinesis: </text:span><text:span text:style-name="T8">Pick one object that is not larger than you to move with your mind. It must be within thirty feet, and you may move it at six inches per second. You may not move animals or NPCs, nor can you move objects in complicated ways. </text:span></text:p>
      <text:p text:style-name="P6"><text:span text:style-name="T8"/></text:p>
      <text:p text:style-name="P6"><text:span text:style-name="T9">Vitality Drain</text:span><text:span text:style-name="T11">: Pick an enemy within thirty feet to make a constitution saving throw. On failure, decrease an enemy’s maximum health by the amount of damage they took last turn from one of your allies (you get to pick). Until combat is over, they stick with that maximum health and cannot be healed above it.</text:span></text:p>
      <text:p text:style-name="P6"><text:span text:style-name="T11"/></text:p>
      <text:p text:style-name="P7"><text:span text:style-name="T11">Inventor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handas" svg:font-family="Chandas" style:font-pitch="variable"/>
    <style:font-face style:name="DejaVu Sans" svg:font-family="'DejaVu Sans'"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5:56:05.928884042</meta:creation-date>
    <dc:date>2022-07-13T22:21:40.045639907</dc:date>
    <meta:editing-duration>PT1H22M53S</meta:editing-duration>
    <meta:editing-cycles>2</meta:editing-cycles>
    <meta:generator>LibreOffice/7.3.4.2$Linux_X86_64 LibreOffice_project/30$Build-2</meta:generator>
    <meta:document-statistic meta:table-count="0" meta:image-count="0" meta:object-count="0" meta:page-count="4" meta:paragraph-count="63" meta:word-count="1092" meta:character-count="5947" meta:non-whitespace-character-count="4920"/>
  </office:meta>
</office:document-meta>
</file>